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1.097cm" fo:min-width="0.938cm"/>
    </style:style>
    <style:style style:name="gr3" style:family="graphic" style:parent-style-name="standard">
      <style:graphic-properties draw:textarea-horizontal-align="justify" draw:textarea-vertical-align="middle" draw:auto-grow-height="false" fo:min-height="1.147cm" fo:min-width="3.691cm"/>
    </style:style>
    <style:style style:name="gr4" style:family="graphic" style:parent-style-name="standard">
      <style:graphic-properties draw:textarea-horizontal-align="justify" draw:textarea-vertical-align="middle" draw:auto-grow-height="false" fo:min-height="1.401cm" fo:min-width="3.691cm"/>
    </style:style>
    <style:style style:name="gr5" style:family="graphic" style:parent-style-name="standard">
      <style:graphic-properties draw:textarea-horizontal-align="justify" draw:textarea-vertical-align="middle" draw:auto-grow-height="false" fo:min-height="1.528cm" fo:min-width="3.691cm"/>
    </style:style>
    <style:style style:name="gr6" style:family="graphic" style:parent-style-name="standard">
      <style:graphic-properties draw:textarea-horizontal-align="justify" draw:textarea-vertical-align="middle" draw:auto-grow-height="false" fo:min-height="2.163cm" fo:min-width="3.056cm"/>
    </style:style>
    <style:style style:name="gr7" style:family="graphic" style:parent-style-name="standard">
      <style:graphic-properties draw:textarea-horizontal-align="justify" draw:textarea-vertical-align="middle" draw:auto-grow-height="false" fo:min-height="2.163cm" fo:min-width="3.056cm"/>
    </style:style>
    <style:style style:name="gr8" style:family="graphic" style:parent-style-name="standard">
      <style:graphic-properties draw:textarea-horizontal-align="justify" draw:textarea-vertical-align="middle" draw:auto-grow-height="false" fo:min-height="1.528cm" fo:min-width="4.707cm"/>
    </style:style>
    <style:style style:name="gr9" style:family="graphic" style:parent-style-name="objectwithoutfill">
      <style:graphic-properties draw:stroke="dash" draw:stroke-dash="Dashed_20__28_var_29_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textarea-horizontal-align="justify" draw:textarea-vertical-align="middle" draw:auto-grow-height="false" fo:min-height="1.259cm" fo:min-width="2.803cm"/>
    </style:style>
    <style:style style:name="gr11" style:family="graphic" style:parent-style-name="standard">
      <style:graphic-properties svg:stroke-opacity="0%" draw:fill-color="#ffffff" draw:opacity="0%" draw:opacity-name="" draw:textarea-horizontal-align="justify" draw:textarea-vertical-align="middle" draw:auto-grow-height="false" fo:min-height="0.385cm" fo:min-width="2.04cm"/>
    </style:style>
    <style:style style:name="gr12" style:family="graphic" style:parent-style-name="standard">
      <style:graphic-properties svg:stroke-opacity="0%" draw:fill-color="#ffffff" draw:opacity="0%" draw:opacity-name="" draw:textarea-horizontal-align="justify" draw:textarea-vertical-align="middle" draw:auto-grow-height="false" fo:min-height="1.147cm" fo:min-width="2.04cm"/>
    </style:style>
    <style:style style:name="gr13" style:family="graphic" style:parent-style-name="standard">
      <style:graphic-properties svg:stroke-opacity="0%" draw:fill-color="#ffffff" draw:opacity="0%" draw:opacity-name="" draw:textarea-horizontal-align="justify" draw:textarea-vertical-align="middle" draw:auto-grow-height="false" fo:min-height="0.766cm" fo:min-width="3.437cm"/>
    </style:style>
    <style:style style:name="gr14" style:family="graphic" style:parent-style-name="standard">
      <style:graphic-properties svg:stroke-opacity="0%" draw:fill-color="#ffffff" draw:opacity="0%" draw:opacity-name="" draw:textarea-horizontal-align="justify" draw:textarea-vertical-align="middle" draw:auto-grow-height="false" fo:min-height="1.274cm" fo:min-width="2.04cm"/>
    </style:style>
    <style:style style:name="gr15" style:family="graphic" style:parent-style-name="standard">
      <style:graphic-properties svg:stroke-opacity="0%" draw:fill-color="#ffffff" draw:opacity="0%" draw:opacity-name="" draw:textarea-horizontal-align="justify" draw:textarea-vertical-align="middle" draw:auto-grow-height="false" fo:min-height="0.385cm" fo:min-width="4.961cm"/>
    </style:style>
    <style:style style:name="gr16" style:family="graphic" style:parent-style-name="standard">
      <style:graphic-properties svg:stroke-opacity="0%" draw:fill-color="#ffffff" draw:opacity="0%" draw:opacity-name="" draw:textarea-horizontal-align="justify" draw:textarea-vertical-align="middle" draw:auto-grow-height="false" fo:min-height="0.385cm" fo:min-width="3.564cm"/>
    </style:style>
    <style:style style:name="gr17" style:family="graphic" style:parent-style-name="standard">
      <style:graphic-properties svg:stroke-opacity="0%" draw:fill-color="#ffffff" draw:opacity="0%" draw:opacity-name="" draw:textarea-horizontal-align="justify" draw:textarea-vertical-align="middle" draw:auto-grow-height="false" fo:min-height="1.782cm" fo:min-width="5.342cm"/>
    </style:style>
    <style:style style:name="gr18" style:family="graphic" style:parent-style-name="standard">
      <style:graphic-properties draw:textarea-horizontal-align="justify" draw:textarea-vertical-align="middle" draw:auto-grow-height="false" fo:min-height="1.815cm" fo:min-width="3.311cm"/>
    </style:style>
    <style:style style:name="gr19" style:family="graphic" style:parent-style-name="standard">
      <style:graphic-properties draw:textarea-horizontal-align="justify" draw:textarea-vertical-align="middle" draw:auto-grow-height="false" fo:min-height="1.401cm" fo:min-width="3.05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-color="#ffffff" draw:opacity="0%"/>
      <style:paragraph-properties fo:text-align="center"/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-color="#ffffff" draw:opacity="0%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8" style:family="paragraph">
      <style:paragraph-properties fo:text-align="center"/>
      <style:text-properties fo:font-size="18pt" style:font-size-asian="18pt" style:font-size-complex="18pt"/>
    </style:style>
    <style:style style:name="P9" style:family="paragraph">
      <loext:graphic-properties draw:fill-color="#ffffff" draw:opacity="0%"/>
      <style:paragraph-properties fo:text-align="center"/>
      <style:text-properties fo:font-size="18pt" style:font-size-asian="18pt" style:font-size-complex="18pt"/>
    </style:style>
    <style:style style:name="T1" style:family="text">
      <style:text-properties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6.494cm" svg:y1="6.588cm" svg:x2="18.907cm" svg:y2="8.874cm">
          <text:p/>
        </draw:line>
        <draw:custom-shape draw:style-name="gr2" draw:text-style-name="P2" draw:layer="layout" svg:width="2.032cm" svg:height="1.905cm" svg:x="13.573cm" svg:y="1.50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3" draw:layer="layout" svg:width="2.032cm" svg:height="1.905cm" svg:x="7.35cm" svg:y="1.50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3" draw:layer="layout" svg:width="4.191cm" svg:height="1.397cm" svg:x="12.684cm" svg:y="5.572cm">
          <text:p text:style-name="P3">Workbench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191cm" svg:height="1.651cm" svg:x="5.826cm" svg:y="8.62cm">
          <text:p text:style-name="P4"><text:span text:style-name="T1">keepproxy</text:span></text:p>
          <text:p text:style-name="P3"><text:span text:style-name="T1">keep-web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191cm" svg:height="1.778cm" svg:x="22.082cm" svg:y="8.493cm">
          <text:p text:style-name="P3">arv-git-httpd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191cm" svg:height="1.778cm" svg:x="17.637cm" svg:y="8.493cm">
          <text:p text:style-name="P3">arv-ws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556cm" svg:height="2.413cm" svg:x="5.826cm" svg:y="15.73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556cm" svg:height="2.413cm" svg:x="6.08cm" svg:y="16.1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556cm" svg:height="2.413cm" svg:x="6.461cm" svg:y="16.494cm">
          <text:p text:style-name="P3">keepstore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556cm" svg:height="2.413cm" svg:x="12.557cm" svg:y="15.73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556cm" svg:height="2.413cm" svg:x="12.811cm" svg:y="16.1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556cm" svg:height="2.413cm" svg:x="13.192cm" svg:y="16.494cm">
          <text:p text:style-name="P3">compute0...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5.478cm" svg:y1="10.144cm" svg:x2="21.447cm" svg:y2="16.113cm">
          <text:p/>
        </draw:line>
        <draw:line draw:style-name="gr1" draw:text-style-name="P1" draw:layer="layout" svg:x1="14.589cm" svg:y1="6.969cm" svg:x2="14.589cm" svg:y2="8.493cm">
          <text:p/>
        </draw:line>
        <draw:line draw:style-name="gr1" draw:text-style-name="P1" draw:layer="layout" svg:x1="7.985cm" svg:y1="10.271cm" svg:x2="7.985cm" svg:y2="15.732cm">
          <text:p/>
        </draw:line>
        <draw:line draw:style-name="gr1" draw:text-style-name="P1" draw:layer="layout" svg:x1="10.017cm" svg:y1="17.383cm" svg:x2="12.557cm" svg:y2="17.383cm">
          <text:p/>
        </draw:line>
        <draw:custom-shape draw:style-name="gr8" draw:text-style-name="P4" draw:layer="layout" svg:width="5.207cm" svg:height="1.778cm" svg:x="12.049cm" svg:y="13.065cm">
          <text:p text:style-name="P4"><text:span text:style-name="T2">crunch-dispatch-slurm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4.589cm" svg:y1="10.144cm" svg:x2="14.589cm" svg:y2="13.065cm">
          <text:p/>
        </draw:line>
        <draw:line draw:style-name="gr1" draw:text-style-name="P1" draw:layer="layout" svg:x1="14.589cm" svg:y1="14.843cm" svg:x2="14.589cm" svg:y2="15.732cm">
          <text:p/>
        </draw:line>
        <draw:line draw:style-name="gr9" draw:text-style-name="P1" draw:layer="layout" svg:x1="1.635cm" svg:y1="12.176cm" svg:x2="26.4cm" svg:y2="12.176cm">
          <text:p/>
        </draw:line>
        <draw:line draw:style-name="gr1" draw:text-style-name="P1" draw:layer="layout" svg:x1="16.367cm" svg:y1="9.382cm" svg:x2="17.637cm" svg:y2="9.382cm">
          <text:p/>
        </draw:line>
        <draw:custom-shape draw:style-name="gr10" draw:text-style-name="P4" draw:layer="layout" svg:width="3.302cm" svg:height="2.413cm" svg:x="22.463cm" svg:y="12.938cm">
          <text:p text:style-name="P2"><text:span text:style-name="T2">git repo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" draw:text-style-name="P1" draw:layer="layout" svg:x1="23.987cm" svg:y1="10.271cm" svg:x2="23.987cm" svg:y2="12.938cm">
          <text:p/>
        </draw:line>
        <draw:line draw:style-name="gr1" draw:text-style-name="P1" draw:layer="layout" svg:x1="14.589cm" svg:y1="4.302cm" svg:x2="14.589cm" svg:y2="5.572cm">
          <text:p/>
        </draw:line>
        <draw:line draw:style-name="gr1" draw:text-style-name="P1" draw:layer="layout" svg:x1="12.811cm" svg:y1="8.493cm" svg:x2="9.382cm" svg:y2="4.81cm">
          <text:p/>
        </draw:line>
        <draw:line draw:style-name="gr1" draw:text-style-name="P1" draw:layer="layout" svg:x1="7.985cm" svg:y1="8.62cm" svg:x2="7.985cm" svg:y2="4.81cm">
          <text:p/>
        </draw:line>
        <draw:custom-shape draw:style-name="gr11" draw:text-style-name="P5" draw:layer="layout" svg:width="2.54cm" svg:height="0.635cm" svg:x="7.35cm" svg:y="3.667cm">
          <text:p text:style-name="P2"><text:span text:style-name="T3">CLI user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2.54cm" svg:height="0.635cm" svg:x="13.319cm" svg:y="3.54cm">
          <text:p text:style-name="P2"><text:span text:style-name="T3">Web user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2.54cm" svg:height="0.635cm" svg:x="5.445cm" svg:y="10.652cm">
          <text:p text:style-name="P2"><text:span text:style-name="T3">Storage access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2.54cm" svg:height="1.397cm" svg:x="1.254cm" svg:y="10.525cm">
          <text:p text:style-name="P6"><text:span text:style-name="T4">External </text:span></text:p>
          <text:p text:style-name="P6"><text:span text:style-name="T4">facing </text:span></text:p>
          <text:p text:style-name="P6"><text:span text:style-name="T4">services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2.54cm" svg:height="1.397cm" svg:x="1.254cm" svg:y="12.557cm">
          <text:p text:style-name="P6"><text:span text:style-name="T4">Internal</text:span></text:p>
          <text:p text:style-name="P6"><text:span text:style-name="T4">Services </text:span></text:p>
          <text:p text:style-name="P6"><text:span text:style-name="T4">(private network)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3.937cm" svg:height="1.016cm" svg:x="17.637cm" svg:y="10.525cm">
          <text:p text:style-name="P2"><text:span text:style-name="T3">Publish change events </text:span></text:p>
          <text:p text:style-name="P2"><text:span text:style-name="T3">over websockets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2.54cm" svg:height="1.524cm" svg:x="11.668cm" svg:y="10.271cm">
          <text:p text:style-name="P2"><text:span text:style-name="T3">Storage metadata,</text:span></text:p>
          <text:p text:style-name="P2"><text:span text:style-name="T3">Compute jobs,</text:span></text:p>
          <text:p text:style-name="P2"><text:span text:style-name="T3">Permissions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5.461cm" svg:height="0.635cm" svg:x="5.445cm" svg:y="19.034cm">
          <text:p text:style-name="P2"><text:span text:style-name="T3">Content-addressed object storage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4.064cm" svg:height="0.635cm" svg:x="12.811cm" svg:y="19.034cm">
          <text:p text:style-name="P2"><text:span text:style-name="T3">Elastic compute nodes</text:span>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5.842cm" svg:height="2.032cm" svg:x="1cm" svg:y="1.127cm">
          <text:p text:style-name="P8"><text:span text:style-name="T5">An Arvados cluster </text:span></text:p>
          <text:p text:style-name="P8"><text:span text:style-name="T5">From 30000 feet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3.81cm" svg:height="3.302cm" svg:x="19.796cm" svg:y="15.986cm">
          <text:p text:style-name="P4"><text:span text:style-name="T2">Postgres 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" draw:text-style-name="P1" draw:layer="layout" svg:x1="10.017cm" svg:y1="9.382cm" svg:x2="12.938cm" svg:y2="9.382cm">
          <text:p/>
        </draw:line>
        <draw:custom-shape draw:style-name="gr19" draw:text-style-name="P4" draw:layer="layout" svg:width="3.556cm" svg:height="1.651cm" svg:x="12.811cm" svg:y="8.493cm">
          <text:p text:style-name="P4"><text:span text:style-name="T2">API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6T16:14:58.826891911</meta:creation-date>
    <dc:date>2018-04-09T11:25:16.230543299</dc:date>
    <meta:editing-duration>P2DT18H38M22S</meta:editing-duration>
    <meta:editing-cycles>7</meta:editing-cycles>
    <meta:generator>LibreOffice/5.2.7.2$Linux_X86_64 LibreOffice_project/20m0$Build-2</meta:generator>
    <meta:document-statistic meta:object-count="40"/>
  </office:meta>
</office:document-meta>
</file>